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38cm" fo:min-width="3.6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75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3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3.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3.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4.1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4.7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draw:fill="solid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1.7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2" draw:id="id2" draw:layer="layout" svg:width="4.104cm" svg:height="1.488cm" svg:x="11.519cm" svg:y="3.5cm">
          <text:p text:style-name="P1">Pessoa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2cm" svg:height="2cm" svg:x="11.5cm" svg:y="6.3cm">
          <text:p text:style-name="P1">Funcionar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4.259cm" svg:height="1.4cm" svg:x="6.4cm" svg:y="14cm">
          <text:p text:style-name="P1">Produto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2cm" svg:height="1.6cm" svg:x="19.3cm" svg:y="1.7cm">
          <text:p text:style-name="P1">Endereço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4cm" svg:height="1.6cm" svg:x="18.8cm" svg:y="8.5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4.2cm" svg:height="1.8cm" svg:x="3.734cm" svg:y="1.4cm">
          <text:p text:style-name="P1">Fornecedo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2cm" svg:height="1.6cm" svg:x="3.4cm" svg:y="9.8cm">
          <text:p text:style-name="P1">Venda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4.6cm" svg:height="1.6cm" svg:x="13.8cm" svg:y="10.8cm">
          <text:p text:style-name="P1">pedid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" svg:x1="7.934cm" svg:y1="2.3cm" svg:x2="11.519cm" svg:y2="4.244cm" draw:start-shape="id1" draw:start-glue-point="1" draw:end-shape="id2" draw:end-glue-point="3" svg:d="M7934 2300l3585 1944" svg:viewBox="0 0 3586 1945">
          <text:p/>
        </draw:connector>
        <draw:connector draw:style-name="gr8" draw:text-style-name="P2" draw:layer="layout" draw:type="line" svg:x1="15.623cm" svg:y1="4.244cm" svg:x2="19.3cm" svg:y2="2.5cm" draw:start-shape="id2" draw:start-glue-point="1" draw:end-shape="id3" draw:end-glue-point="3" svg:d="M15623 4244l3677-1744" svg:viewBox="0 0 3678 1745">
          <text:p/>
        </draw:connector>
        <draw:connector draw:style-name="gr8" draw:text-style-name="P3" draw:layer="layout" draw:type="line" svg:x1="5.5cm" svg:y1="9.8cm" svg:x2="13.8cm" svg:y2="11.6cm" draw:start-shape="id4" draw:start-glue-point="0" draw:end-shape="id5" draw:end-glue-point="3" svg:d="M5500 9800l8300 1800" svg:viewBox="0 0 8301 1801">
          <text:p/>
        </draw:connector>
        <draw:connector draw:style-name="gr8" draw:text-style-name="P2" draw:layer="layout" draw:type="line" svg:x1="13.571cm" svg:y1="4.988cm" svg:x2="13.6cm" svg:y2="6.3cm" draw:start-shape="id2" draw:start-glue-point="2" draw:end-shape="id6" draw:end-glue-point="0" svg:d="M13571 4988l29 1312" svg:viewBox="0 0 30 1313">
          <text:p/>
        </draw:connector>
        <draw:connector draw:style-name="gr8" draw:text-style-name="P3" draw:layer="layout" draw:type="line" svg:x1="6.4cm" svg:y1="14.7cm" svg:x2="5.5cm" svg:y2="11.4cm" draw:start-shape="id7" draw:start-glue-point="3" draw:end-shape="id4" draw:end-glue-point="2" svg:d="M6400 14700l-900-3300" svg:viewBox="0 0 901 3301">
          <text:p/>
        </draw:connector>
        <draw:connector draw:style-name="gr8" draw:text-style-name="P2" draw:layer="layout" draw:type="line" svg:x1="16.1cm" svg:y1="10.8cm" svg:x2="13.6cm" svg:y2="8.3cm" draw:start-shape="id5" draw:start-glue-point="0" draw:end-shape="id6" draw:end-glue-point="2" svg:d="M16100 10800l-2500-2500" svg:viewBox="0 0 2501 2501">
          <text:p/>
        </draw:connector>
        <draw:custom-shape draw:style-name="gr9" draw:text-style-name="P1" xml:id="id8" draw:id="id8" draw:layer="layout" svg:width="5.2cm" svg:height="1.6cm" svg:x="12cm" svg:y="14.6cm">
          <text:p text:style-name="P4">estoqu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2cm" svg:y1="15.4cm" svg:x2="10.659cm" svg:y2="14.7cm" draw:start-shape="id8" draw:start-glue-point="3" draw:end-shape="id7" draw:end-glue-point="1" svg:d="M12000 15400l-1341-700" svg:viewBox="0 0 1342 701">
          <text:p/>
        </draw:connector>
        <draw:connector draw:style-name="gr8" draw:text-style-name="P2" draw:layer="layout" draw:type="line" svg:x1="21cm" svg:y1="8.5cm" svg:x2="15.7cm" svg:y2="7.3cm" draw:start-shape="id9" draw:start-glue-point="0" draw:end-shape="id6" draw:end-glue-point="1" svg:d="M21000 8500l-5300-1200" svg:viewBox="0 0 5301 1201">
          <text:p/>
        </draw:connecto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4" draw:text-style-name="P1" xml:id="id11" draw:id="id11" draw:layer="layout" svg:width="4.2cm" svg:height="1.6cm" svg:x="19.3cm" svg:y="2cm">
          <text:p text:style-name="P1">Endereço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4.2cm" svg:height="1.8cm" svg:x="3.534cm" svg:y="1.9cm">
          <text:p text:style-name="P1">pessoa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4cm" svg:y1="2.8cm" svg:x2="19.3cm" svg:y2="2.8cm" draw:start-shape="id10" draw:start-glue-point="7" draw:end-shape="id11" draw:end-glue-point="3" svg:d="M15400 2800h3900" svg:viewBox="0 0 3901 1">
          <text:p text:style-name="P6">1:n</text:p>
        </draw:connector>
        <draw:connector draw:style-name="gr11" draw:text-style-name="P3" draw:layer="layout" draw:type="line" svg:x1="7.734cm" svg:y1="2.8cm" svg:x2="11cm" svg:y2="2.8cm" draw:start-shape="id12" draw:start-glue-point="1" draw:end-shape="id10" draw:end-glue-point="5" svg:d="M7734 2800h3266" svg:viewBox="0 0 3267 1">
          <text:p text:style-name="P6">1:n</text:p>
        </draw:connector>
        <draw:custom-shape draw:style-name="gr12" draw:text-style-name="P1" xml:id="id10" draw:id="id10" draw:layer="layout" svg:width="4.4cm" svg:height="3.2cm" svg:x="11cm" svg:y="1.2cm">
          <text:p text:style-name="P1">possu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" draw:id="id14" draw:layer="layout" svg:width="4.2cm" svg:height="1.6cm" svg:x="19.266cm" svg:y="5.4cm">
          <text:p text:style-name="P1">fornecedor</text:p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4.2cm" svg:height="1.8cm" svg:x="3.5cm" svg:y="5.3cm">
          <text:p text:style-name="P4">pessoa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366cm" svg:y1="6.2cm" svg:x2="19.266cm" svg:y2="6.2cm" draw:start-shape="id13" draw:start-glue-point="7" draw:end-shape="id14" draw:end-glue-point="3" svg:d="M15366 6200h3900" svg:viewBox="0 0 3901 1">
          <text:p text:style-name="P6">1:1</text:p>
        </draw:connector>
        <draw:connector draw:style-name="gr11" draw:text-style-name="P3" draw:layer="layout" draw:type="line" svg:x1="7.7cm" svg:y1="6.2cm" svg:x2="10.966cm" svg:y2="6.2cm" draw:start-shape="id15" draw:start-glue-point="1" draw:end-shape="id13" draw:end-glue-point="5" svg:d="M7700 6200h3266" svg:viewBox="0 0 3267 1">
          <text:p text:style-name="P6">1:n</text:p>
        </draw:connector>
        <draw:custom-shape draw:style-name="gr12" draw:text-style-name="P1" xml:id="id13" draw:id="id13" draw:layer="layout" svg:width="4.4cm" svg:height="3.2cm" svg:x="10.966cm" svg:y="4.6cm">
          <text:p text:style-name="P1">fazEntreg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7" draw:id="id17" draw:layer="layout" svg:width="4.2cm" svg:height="1.6cm" svg:x="19.266cm" svg:y="8.9cm">
          <text:p text:style-name="P1">funcionario</text:p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4.2cm" svg:height="1.8cm" svg:x="3.5cm" svg:y="8.8cm">
          <text:p text:style-name="P4">pessoa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366cm" svg:y1="9.7cm" svg:x2="19.266cm" svg:y2="9.7cm" draw:start-shape="id16" draw:start-glue-point="7" draw:end-shape="id17" draw:end-glue-point="3" svg:d="M15366 9700h3900" svg:viewBox="0 0 3901 1">
          <text:p text:style-name="P6">1:1</text:p>
        </draw:connector>
        <draw:connector draw:style-name="gr11" draw:text-style-name="P3" draw:layer="layout" draw:type="line" svg:x1="7.7cm" svg:y1="9.7cm" svg:x2="10.966cm" svg:y2="9.7cm" draw:start-shape="id18" draw:start-glue-point="1" draw:end-shape="id16" draw:end-glue-point="5" svg:d="M7700 9700h3266" svg:viewBox="0 0 3267 1">
          <text:p text:style-name="P6">1:1</text:p>
        </draw:connector>
        <draw:custom-shape draw:style-name="gr12" draw:text-style-name="P1" xml:id="id16" draw:id="id16" draw:layer="layout" svg:width="4.4cm" svg:height="3.2cm" svg:x="10.966cm" svg:y="8.1cm">
          <text:p text:style-name="P1">estaPa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custom-shape draw:style-name="gr4" draw:text-style-name="P1" xml:id="id20" draw:id="id20" draw:layer="layout" svg:width="4.2cm" svg:height="1.6cm" svg:x="19.3cm" svg:y="2.001cm">
          <text:p text:style-name="P1">pedido</text:p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4.2cm" svg:height="1.8cm" svg:x="3.534cm" svg:y="1.901cm">
          <text:p text:style-name="P1">funcionário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4cm" svg:y1="2.801cm" svg:x2="19.3cm" svg:y2="2.801cm" draw:start-shape="id19" draw:start-glue-point="7" draw:end-shape="id20" draw:end-glue-point="3" svg:d="M15400 2801h3900" svg:viewBox="0 0 3901 1">
          <text:p text:style-name="P6">1:1</text:p>
        </draw:connector>
        <draw:connector draw:style-name="gr11" draw:text-style-name="P3" draw:layer="layout" draw:type="line" svg:x1="7.734cm" svg:y1="2.801cm" svg:x2="11cm" svg:y2="2.801cm" draw:start-shape="id21" draw:start-glue-point="1" draw:end-shape="id19" draw:end-glue-point="5" svg:d="M7734 2801h3266" svg:viewBox="0 0 3267 1">
          <text:p text:style-name="P6">1:n</text:p>
        </draw:connector>
        <draw:custom-shape draw:style-name="gr12" draw:text-style-name="P1" xml:id="id19" draw:id="id19" draw:layer="layout" svg:width="4.4cm" svg:height="3.2cm" svg:x="11cm" svg:y="1.201cm">
          <text:p text:style-name="P1">realiz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3" draw:id="id23" draw:layer="layout" svg:width="4.2cm" svg:height="1.6cm" svg:x="19.3cm" svg:y="5.6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6" draw:text-style-name="P1" xml:id="id24" draw:id="id24" draw:layer="layout" svg:width="4.2cm" svg:height="1.8cm" svg:x="3.534cm" svg:y="5.5cm">
          <text:p text:style-name="P4">funcionário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4cm" svg:y1="6.4cm" svg:x2="19.3cm" svg:y2="6.4cm" draw:start-shape="id22" draw:start-glue-point="7" draw:end-shape="id23" draw:end-glue-point="3" svg:d="M15400 6400h3900" svg:viewBox="0 0 3901 1">
          <text:p text:style-name="P6">1:1</text:p>
        </draw:connector>
        <draw:connector draw:style-name="gr11" draw:text-style-name="P3" draw:layer="layout" draw:type="line" svg:x1="7.734cm" svg:y1="6.4cm" svg:x2="11cm" svg:y2="6.4cm" draw:start-shape="id24" draw:start-glue-point="1" draw:end-shape="id22" draw:end-glue-point="5" svg:d="M7734 6400h3266" svg:viewBox="0 0 3267 1">
          <text:p text:style-name="P6">1:n</text:p>
        </draw:connector>
        <draw:custom-shape draw:style-name="gr12" draw:text-style-name="P1" xml:id="id22" draw:id="id22" draw:layer="layout" svg:width="4.4cm" svg:height="3.2cm" svg:x="11cm" svg:y="4.8cm">
          <text:p text:style-name="P1">aten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4.2cm" svg:height="1.6cm" svg:x="19.2cm" svg:y="9.1cm">
          <text:p text:style-name="P1">venda</text:p>
          <draw:enhanced-geometry svg:viewBox="0 0 21600 21600" draw:type="rectangle" draw:enhanced-path="M 0 0 L 21600 0 21600 21600 0 21600 0 0 Z N"/>
        </draw:custom-shape>
        <draw:custom-shape draw:style-name="gr6" draw:text-style-name="P1" xml:id="id26" draw:id="id26" draw:layer="layout" svg:width="4.2cm" svg:height="1.8cm" svg:x="3.434cm" svg:y="9.1cm">
          <text:p text:style-name="P4">funcionário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4cm" svg:y1="9.9cm" svg:x2="19.2cm" svg:y2="9.9cm" draw:end-shape="id25" draw:end-glue-point="3" svg:d="M15400 9900h3800" svg:viewBox="0 0 3801 1">
          <text:p text:style-name="P6">1:1</text:p>
        </draw:connector>
        <draw:connector draw:style-name="gr11" draw:text-style-name="P3" draw:layer="layout" draw:type="line" svg:x1="7.634cm" svg:y1="10cm" svg:x2="11cm" svg:y2="9.9cm" draw:start-shape="id26" draw:start-glue-point="1" svg:d="M7634 10000l3366-100" svg:viewBox="0 0 3367 101">
          <text:p text:style-name="P6">1:n</text:p>
        </draw:connector>
        <draw:custom-shape draw:style-name="gr12" draw:text-style-name="P1" draw:layer="layout" svg:width="4.4cm" svg:height="3.2cm" svg:x="11cm" svg:y="8.3cm">
          <text:p text:style-name="P1">realizad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4.2cm" svg:height="1.6cm" svg:x="19.3cm" svg:y="12.6cm">
          <text:p text:style-name="P1">produto</text:p>
          <draw:enhanced-geometry svg:viewBox="0 0 21600 21600" draw:type="rectangle" draw:enhanced-path="M 0 0 L 21600 0 21600 21600 0 21600 0 0 Z N"/>
        </draw:custom-shape>
        <draw:custom-shape draw:style-name="gr6" draw:text-style-name="P1" xml:id="id29" draw:id="id29" draw:layer="layout" svg:width="4.2cm" svg:height="1.8cm" svg:x="3.534cm" svg:y="12.5cm">
          <text:p text:style-name="P4">funcionário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4cm" svg:y1="13.4cm" svg:x2="19.3cm" svg:y2="13.4cm" draw:start-shape="id27" draw:start-glue-point="7" draw:end-shape="id28" draw:end-glue-point="3" svg:d="M15400 13400h3900" svg:viewBox="0 0 3901 1">
          <text:p text:style-name="P6">1:1</text:p>
        </draw:connector>
        <draw:connector draw:style-name="gr11" draw:text-style-name="P3" draw:layer="layout" draw:type="line" svg:x1="7.734cm" svg:y1="13.4cm" svg:x2="11cm" svg:y2="13.4cm" draw:start-shape="id29" draw:start-glue-point="1" draw:end-shape="id27" draw:end-glue-point="5" svg:d="M7734 13400h3266" svg:viewBox="0 0 3267 1">
          <text:p text:style-name="P6">1:n</text:p>
        </draw:connector>
        <draw:custom-shape draw:style-name="gr12" draw:text-style-name="P1" xml:id="id27" draw:id="id27" draw:layer="layout" svg:width="4.4cm" svg:height="3.2cm" svg:x="11cm" svg:y="11.8cm">
          <text:p text:style-name="P1">vendi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custom-shape draw:style-name="gr4" draw:text-style-name="P1" xml:id="id31" draw:id="id31" draw:layer="layout" svg:width="4.2cm" svg:height="1.6cm" svg:x="19.3cm" svg:y="2.001cm">
          <text:p text:style-name="P1">Endereço</text:p>
          <draw:enhanced-geometry svg:viewBox="0 0 21600 21600" draw:type="rectangle" draw:enhanced-path="M 0 0 L 21600 0 21600 21600 0 21600 0 0 Z N"/>
        </draw:custom-shape>
        <draw:custom-shape draw:style-name="gr6" draw:text-style-name="P1" xml:id="id32" draw:id="id32" draw:layer="layout" svg:width="4.2cm" svg:height="1.8cm" svg:x="3.534cm" svg:y="1.901cm">
          <text:p text:style-name="P1">Fornecedor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4cm" svg:y1="2.801cm" svg:x2="19.3cm" svg:y2="2.801cm" draw:start-shape="id30" draw:start-glue-point="7" draw:end-shape="id31" draw:end-glue-point="3" svg:d="M15400 2801h3900" svg:viewBox="0 0 3901 1">
          <text:p text:style-name="P6">1:n</text:p>
        </draw:connector>
        <draw:connector draw:style-name="gr11" draw:text-style-name="P3" draw:layer="layout" draw:type="line" svg:x1="7.734cm" svg:y1="2.801cm" svg:x2="11cm" svg:y2="2.801cm" draw:start-shape="id32" draw:start-glue-point="1" draw:end-shape="id30" draw:end-glue-point="5" svg:d="M7734 2801h3266" svg:viewBox="0 0 3267 1">
          <text:p text:style-name="P6">1:1</text:p>
        </draw:connector>
        <draw:custom-shape draw:style-name="gr12" draw:text-style-name="P1" xml:id="id30" draw:id="id30" draw:layer="layout" svg:width="4.4cm" svg:height="3.2cm" svg:x="11cm" svg:y="1.201cm">
          <text:p text:style-name="P1">te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4" draw:id="id34" draw:layer="layout" svg:width="4.2cm" svg:height="1.6cm" svg:x="19.366cm" svg:y="5.6cm">
          <text:p text:style-name="P4">venda</text:p>
          <draw:enhanced-geometry svg:viewBox="0 0 21600 21600" draw:type="rectangle" draw:enhanced-path="M 0 0 L 21600 0 21600 21600 0 21600 0 0 Z N"/>
        </draw:custom-shape>
        <draw:custom-shape draw:style-name="gr6" draw:text-style-name="P1" xml:id="id35" draw:id="id35" draw:layer="layout" svg:width="4.2cm" svg:height="1.8cm" svg:x="3.6cm" svg:y="5.5cm">
          <text:p text:style-name="P1">produto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401cm" svg:y1="6.402cm" svg:x2="19.366cm" svg:y2="6.4cm" draw:start-shape="id33" draw:start-glue-point="7" draw:end-shape="id34" draw:end-glue-point="3" svg:d="M15401 6402l3965-2" svg:viewBox="0 0 3966 3">
          <text:p text:style-name="P6">1:n</text:p>
        </draw:connector>
        <draw:connector draw:style-name="gr11" draw:text-style-name="P3" draw:layer="layout" draw:type="line" svg:x1="7.8cm" svg:y1="6.4cm" svg:x2="11.001cm" svg:y2="6.402cm" draw:start-shape="id35" draw:start-glue-point="1" draw:end-shape="id33" draw:end-glue-point="5" svg:d="M7800 6400l3201 2" svg:viewBox="0 0 3202 3">
          <text:p text:style-name="P6">1:n</text:p>
        </draw:connector>
        <draw:custom-shape draw:style-name="gr12" draw:text-style-name="P1" xml:id="id33" draw:id="id33" draw:layer="layout" svg:width="4.4cm" svg:height="3.2cm" svg:x="11.001cm" svg:y="4.802cm">
          <text:p text:style-name="P1">compr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7" draw:id="id37" draw:layer="layout" svg:width="4.2cm" svg:height="1.6cm" svg:x="19.366cm" svg:y="9.301cm">
          <text:p text:style-name="P1">estoque</text:p>
          <draw:enhanced-geometry svg:viewBox="0 0 21600 21600" draw:type="rectangle" draw:enhanced-path="M 0 0 L 21600 0 21600 21600 0 21600 0 0 Z N"/>
        </draw:custom-shape>
        <draw:custom-shape draw:style-name="gr6" draw:text-style-name="P1" xml:id="id38" draw:id="id38" draw:layer="layout" svg:width="4.2cm" svg:height="1.8cm" svg:x="3.6cm" svg:y="9.201cm">
          <text:p text:style-name="P1">produto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401cm" svg:y1="10.103cm" svg:x2="19.366cm" svg:y2="10.101cm" draw:start-shape="id36" draw:start-glue-point="7" draw:end-shape="id37" draw:end-glue-point="3" svg:d="M15401 10103l3965-2" svg:viewBox="0 0 3966 3">
          <text:p text:style-name="P6">1:n</text:p>
        </draw:connector>
        <draw:connector draw:style-name="gr11" draw:text-style-name="P3" draw:layer="layout" draw:type="line" svg:x1="7.8cm" svg:y1="10.101cm" svg:x2="11.001cm" svg:y2="10.103cm" draw:start-shape="id38" draw:start-glue-point="1" draw:end-shape="id36" draw:end-glue-point="5" svg:d="M7800 10101l3201 2" svg:viewBox="0 0 3202 3">
          <text:p text:style-name="P6">0:1</text:p>
        </draw:connector>
        <draw:custom-shape draw:style-name="gr12" draw:text-style-name="P1" xml:id="id36" draw:id="id36" draw:layer="layout" svg:width="4.4cm" svg:height="3.2cm" svg:x="11.001cm" svg:y="8.503cm">
          <text:p text:style-name="P1">te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17T20:33:37.836000000</meta:creation-date>
    <dc:date>2020-08-24T18:32:56.374000000</dc:date>
    <meta:editing-duration>PT23H17M59S</meta:editing-duration>
    <meta:editing-cycles>17</meta:editing-cycles>
    <meta:generator>LibreOffice/6.4.4.2$Windows_X86_64 LibreOffice_project/3d775be2011f3886db32dfd395a6a6d1ca2630ff</meta:generator>
    <meta:document-statistic meta:object-count="96"/>
  </office:meta>
</office:document-meta>
</file>